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07000000429531B8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.667cm" svg:x="1.001cm" svg:y="2.7cm">
          <draw:image xlink:href="Pictures/1000020100000307000000429531B8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angli Zhang</meta:initial-creator>
    <meta:creation-date>2023-06-12T23:41:49</meta:creation-date>
    <dc:date>2023-06-12T23:45:50</dc:date>
    <dc:creator>Xiangli Zhang</dc:creator>
    <meta:editing-duration>PT4M2S</meta:editing-duration>
    <meta:editing-cycles>1</meta:editing-cycles>
    <meta:document-statistic meta:object-count="1"/>
    <meta:generator>OpenOffice/4.1.14$Unix OpenOffice.org_project/4114m1$Build-9811</meta:generator>
  </office:meta>
</office:document-meta>
</file>